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533cm" draw:marker-end-width="0.533cm" draw:textarea-vertical-align="middle" draw:auto-grow-height="false" fo:min-height="0.749cm" fo:min-width="0.499cm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draw:marker-start-width="0.533cm" draw:marker-end-width="0.533cm" draw:fill="solid" draw:fill-color="#ffffff" draw:textarea-horizontal-align="justify" draw:textarea-vertical-align="middle" draw:auto-grow-height="false" fo:min-height="0cm" fo:min-width="0cm" fo:padding-top="0.201cm" fo:padding-bottom="0.201cm" fo:padding-left="0.326cm" fo:padding-right="0.326cm" draw:shadow="visible"/>
    </style:style>
    <style:style style:name="gr3" style:family="graphic" style:parent-style-name="standard">
      <style:graphic-properties svg:stroke-width="0.152cm" draw:marker-start-width="0.533cm" draw:marker-end-width="0.533cm" draw:fill="solid" draw:fill-color="#e6e6ff" draw:textarea-horizontal-align="justify" draw:textarea-vertical-align="middle" draw:auto-grow-height="false" fo:min-height="0cm" fo:min-width="0cm" fo:padding-top="0.201cm" fo:padding-bottom="0.201cm" fo:padding-left="0.326cm" fo:padding-right="0.326cm"/>
    </style:style>
    <style:style style:name="gr4" style:family="graphic" style:parent-style-name="standard">
      <style:graphic-properties svg:stroke-width="0.152cm" draw:marker-start-width="0.533cm" draw:marker-end-width="0.533cm" draw:textarea-horizontal-align="justify" draw:textarea-vertical-align="middle" draw:auto-grow-height="false" fo:min-height="0cm" fo:min-width="0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52cm" draw:marker-start-width="0.533cm" draw:marker-end-width="0.533cm" draw:fill="solid" draw:fill-color="#e6e6ff" draw:textarea-vertical-align="middle" draw:auto-grow-height="false" fo:min-height="0.749cm" fo:min-width="0.499cm" fo:padding-top="0.201cm" fo:padding-bottom="0.201cm" fo:padding-left="0.326cm" fo:padding-right="0.3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style:paragraph-properties fo:line-height="100%" fo:text-align="start"/>
    </style:style>
    <style:style style:name="P5" style:family="paragraph">
      <style:paragraph-properties fo:margin-left="0cm" fo:margin-right="0cm" fo:text-indent="0cm"/>
      <style:text-properties fo:font-size="12pt" fo:font-weight="bold"/>
    </style:style>
    <style:style style:name="P6" style:family="paragraph">
      <style:text-properties fo:font-size="12pt" fo:font-weight="bold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text-properties fo:font-size="24pt"/>
    </style:style>
    <style:style style:name="T1" style:family="text">
      <style:text-properties fo:font-size="12pt" fo:font-weight="bold"/>
    </style:style>
    <style:style style:name="T2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81cm" svg:height="3.81cm" svg:x="0.233cm" svg:y="0.379cm">
          <text:p text:style-name="P1">New Music</text:p>
          <text:p text:style-name="P1">Order</text:p>
          <text:p text:style-name="P1">Ev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28.575cm" svg:height="12.065cm" svg:x="0.254cm" svg:y="7.364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705cm" svg:height="6.35cm" draw:transform="rotate (0.6108652381979) translate (1.665cm 5.17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6.51cm" svg:height="4.632cm" svg:x="2.975cm" svg:y="9.773cm">
          <text:p/>
          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4" draw:layer="layout" svg:width="9.553cm" svg:height="3.811cm" svg:x="6.18cm" svg:y="9.96cm">
          <draw:text-box>
            <text:p text:style-name="P3">The “Process New Music Order”</text:p>
            <text:p text:style-name="P3">Workspace identified by 54</text:p>
            <text:p text:style-name="P3">contains the two incoming</text:p>
            <text:p text:style-name="P3">music order events and</text:p>
            <text:p text:style-name="P3">notifies interested plans.</text:p>
          </draw:text-box>
        </draw:frame>
        <draw:frame draw:style-name="gr5" draw:text-style-name="P6" draw:layer="layout" svg:width="8.042cm" svg:height="3.173cm" svg:x="4.117cm" svg:y="0.635cm">
          <draw:text-box>
            <text:p text:style-name="P5"><text:span text:style-name="T1">Type: com.music.Order</text:span></text:p>
            <text:p text:style-name="P5"><text:span text:style-name="T1">OrderId: 54</text:span></text:p>
            <text:p text:style-name="P5"><text:span text:style-name="T1">Artist: Pink Floyd</text:span></text:p>
            <text:p text:style-name="P5"><text:span text:style-name="T1">Title: Dark Side of The Moon</text:span></text:p>
            <text:p text:style-name="P5"><text:span text:style-name="T1">Price: $10.00</text:span></text:p>
            <text:p text:style-name="P5"><text:span text:style-name="T1">Created Timestamp: Today at 3:14pm</text:span></text:p>
          </draw:text-box>
        </draw:frame>
        <draw:frame draw:style-name="gr5" draw:text-style-name="P6" draw:layer="layout" svg:width="11.695cm" svg:height="2.686cm" svg:x="6.985cm" svg:y="14.639cm">
          <draw:text-box>
            <text:p text:style-name="P5"><text:span text:style-name="T1">WorkspaceId: 54</text:span></text:p>
            <text:p text:style-name="P5"><text:span text:style-name="T1">NewMusicOrder: com.music.Order</text:span></text:p>
            <text:p text:style-name="P5"><text:span text:style-name="T1">PaymentReceived: com.music.PaymentReceived</text:span></text:p>
            <text:p text:style-name="P5"><text:span text:style-name="T1">validateOrderPlan: com.music.plan.ValidateOrder</text:span></text:p>
            <text:p text:style-name="P5"><text:span text:style-name="T1">processValidatedOrder: com.music.plan.ProcessOrder </text:span></text:p>
          </draw:text-box>
        </draw:frame>
        <draw:custom-shape draw:style-name="gr1" draw:text-style-name="P1" draw:layer="layout" svg:width="3.81cm" svg:height="3.81cm" svg:x="13.216cm" svg:y="0.577cm">
          <text:p text:style-name="P1">Payment</text:p>
          <text:p text:style-name="P1"><text:s/>Received</text:p>
          <text:p text:style-name="P1">Ev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6" draw:layer="layout" svg:width="8.042cm" svg:height="2.199cm" svg:x="17.435cm" svg:y="0.711cm">
          <draw:text-box>
            <text:p text:style-name="P5"><text:span text:style-name="T1">Type: com.music.Payment</text:span></text:p>
            <text:p text:style-name="P5"><text:span text:style-name="T1">OrderId: 54</text:span></text:p>
            <text:p text:style-name="P5"><text:span text:style-name="T1">Amount: $10.00</text:span></text:p>
            <text:p text:style-name="P5"><text:span text:style-name="T1">Created Timestamp: Today at 3:15pm</text:span></text:p>
          </draw:text-box>
        </draw:frame>
        <draw:custom-shape draw:style-name="gr3" draw:text-style-name="P2" draw:layer="layout" svg:width="1.705cm" svg:height="6.35cm" draw:transform="rotate (-0.436332312999687) translate (13.492cm 4.02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8" draw:layer="layout" svg:width="4.731cm" svg:height="1.195cm" svg:x="0.454cm" svg:y="19.685cm">
          <draw:text-box>
            <text:p text:style-name="P7"><text:span text:style-name="T2">Blackboard</text:span></text:p>
          </draw:text-box>
        </draw:frame>
        <draw:custom-shape draw:style-name="gr4" draw:text-style-name="P1" draw:layer="layout" svg:width="3.81cm" svg:height="3.175cm" svg:x="20.726cm" svg:y="11.669cm">
          <text:p text:style-name="P1">Payment</text:p>
          <text:p text:style-name="P1">Received</text:p>
          <text:p text:style-name="P1">Pla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3.81cm" svg:height="3.175cm" svg:x="20.794cm" svg:y="15.677cm">
          <text:p text:style-name="P1">Validate</text:p>
          <text:p text:style-name="P1">Order</text:p>
          <text:p text:style-name="P1">Pla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1.705cm" svg:height="6.35cm" draw:transform="rotate (-0.436332312999687) translate (13.493cm 4.02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905cm" svg:height="6.95cm" draw:transform="rotate (1.2217304763958) translate (13.901cm 13.953cm)">
          <text:p/>
          <draw:enhanced-geometry svg:viewBox="0 0 787 799" draw:mirror-vertical="true" draw:mirror-horizontal="true" draw:type="non-primitive" draw:enhanced-path="M 439 12 L 535 102 391 246 252 108 349 12 0 0 12 348 108 258 282 433 282 799 511 799 511 427 685 252 781 348 787 0 439 12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12-14T08:54:27</meta:creation-date>
    <dc:date>2006-12-14T09:46:26</dc:date>
    <dc:language>en-US</dc:language>
    <meta:editing-cycles>3</meta:editing-cycles>
    <meta:editing-duration>PT51M58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